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1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  <style:text-properties fo:color="#000000" style:font-name="Segoe UI1" fo:font-size="16pt" style:font-size-asian="16pt" style:font-size-complex="16pt"/>
    </style:style>
    <style:style style:name="P5" style:family="paragraph">
      <style:paragraph-properties fo:margin-left="0.318cm" fo:margin-right="0cm" fo:text-indent="0cm"/>
      <style:text-properties fo:color="#000000" style:font-name="Segoe UI1"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color="#000000" style:font-name="Segoe UI1"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2.774cm" svg:x="1.778cm" svg:y="0.508cm">
          <draw:text-box>
            <text:p text:style-name="P1"><text:span text:style-name="T1">Epistle Reading</text:span></text:p>
            <text:p text:style-name="P1"><text:span text:style-name="T2">2 Corinthians 6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638cm" svg:height="9.269cm" svg:x="1.778cm" svg:y="0.508cm">
          <draw:text-box>
            <text:p text:style-name="P4"><text:span text:style-name="T3">1</text:span><text:span text:style-name="T4">Working together with him, then, we appeal to you not to receive the grace of God in vain. </text:span><text:span text:style-name="T3">2</text:span><text:span text:style-name="T4">For he says, “In a favorable time I listened to you,</text:span></text:p>
            <text:p text:style-name="P5"><text:span text:style-name="T4">and in a day of salvation I have helped you.”</text:span></text:p>
            <text:p text:style-name="P4"><text:span text:style-name="T5">Behold, now is the favorable time; behold, now is the day of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7.766cm" svg:x="1.778cm" svg:y="0.508cm">
          <draw:text-box>
            <text:p text:style-name="P4"><text:span text:style-name="T6">3</text:span><text:span text:style-name="T5">We put no obstacle in anyone’s way, so that no fault may be found with our ministry, </text:span><text:span text:style-name="T6">4</text:span><text:span text:style-name="T5">but as servants of God we commend ourselves in every way: by great endurance, in afflictions, hardships, calamitie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638cm" svg:height="9.269cm" svg:x="1.778cm" svg:y="0.508cm">
          <draw:text-box>
            <text:p text:style-name="P4"><text:span text:style-name="T6">5</text:span><text:span text:style-name="T5">beatings, imprisonments, riots, labors, sleepless nights, hunger;</text:span><text:span text:style-name="T7"> </text:span><text:span text:style-name="T6">6</text:span><text:span text:style-name="T5">by purity, knowledge, patience, kindness, the Holy Spirit, genuine love; </text:span><text:span text:style-name="T6">7</text:span><text:span text:style-name="T5">by truthful speech, and the power of God; with the weapons of righteousness for the right hand and for the left;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7" draw:layer="layout" svg:width="24.638cm" svg:height="7.766cm" svg:x="1.778cm" svg:y="0.508cm">
          <draw:text-box>
            <text:p text:style-name="P6"><text:span text:style-name="T6">8</text:span><text:span text:style-name="T5">through honor and dishonor, through slander and praise. We are treated as impostors, and yet are true; </text:span><text:span text:style-name="T6">9</text:span><text:span text:style-name="T5">as unknown, and yet well known; as dying, and behold, we live; as punished, and yet not kill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7" draw:layer="layout" svg:width="24.638cm" svg:height="4.76cm" svg:x="1.778cm" svg:y="0.508cm">
          <draw:text-box>
            <text:p text:style-name="P6"><text:span text:style-name="T6">10</text:span><text:span text:style-name="T5">as sorrowful, yet always rejoicing; as poor, yet making many rich; as having nothing, yet possessing ever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53:20.956000000</meta:creation-date>
    <dc:date>2016-03-14T17:05:23.145000000</dc:date>
    <meta:editing-duration>PT12M2S</meta:editing-duration>
    <meta:editing-cycles>2</meta:editing-cycles>
    <meta:generator>LibreOffice/5.0.5.2$Windows_x86 LibreOffice_project/55b006a02d247b5f7215fc6ea0fde844b30035b3</meta:generator>
    <meta:document-statistic meta:object-count="39"/>
  </office:meta>
</office:document-meta>
</file>